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ackground-color="#ffff99" fo:border="0.99pt solid #000000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018cm 0.035cm 0.018cm" style:vertical-align="automatic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7" style:family="table-cell" style:parent-style-name="Default" style:data-style-name="N152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8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6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12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30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4" table:number-columns-repeated="10"/>
          <table:table-cell table:style-name="ce63"/>
          <table:table-cell/>
          <table:table-cell table:style-name="ce79" office:value-type="string" calcext:value-type="string">
            <text:p>Revision 1.0-20150602</text:p>
          </table:table-cell>
          <table:table-cell table:style-name="ce92" table:number-columns-repeated="9"/>
          <table:table-cell table:style-name="ce112"/>
          <table:table-cell/>
          <table:table-cell table:style-name="ce119" office:value-type="string" calcext:value-type="string">
            <text:p>Print Area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64"/>
          <table:table-cell/>
          <table:table-cell table:style-name="ce80"/>
          <table:table-cell table:style-name="ce7" table:number-columns-repeated="4"/>
          <table:table-cell table:style-name="ce10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3"/>
          <table:table-cell/>
          <table:table-cell table:style-name="ce120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64"/>
          <table:table-cell/>
          <table:table-cell table:style-name="ce80"/>
          <table:table-cell table:style-name="ce7" table:number-columns-repeated="4"/>
          <table:table-cell table:style-name="ce10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3"/>
          <table:table-cell/>
          <table:table-cell table:style-name="ce121" table:formula="of:=IF([.AB7]=&quot;&quot;;&quot;&quot;;[.AB7])">
            <text:p/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49"/>
          <table:table-cell table:style-name="ce7" table:number-columns-repeated="4"/>
          <table:table-cell table:style-name="ce64"/>
          <table:table-cell/>
          <table:table-cell table:style-name="ce80"/>
          <table:table-cell table:style-name="ce7" table:number-columns-repeated="4"/>
          <table:table-cell table:style-name="ce49"/>
          <table:table-cell table:style-name="ce7" table:number-columns-repeated="4"/>
          <table:table-cell table:style-name="ce113"/>
          <table:table-cell/>
          <table:table-cell table:style-name="ce34" office:value-type="string" calcext:value-type="string">
            <text:p>All:</text:p>
          </table:table-cell>
          <table:table-cell table:style-name="ce35"/>
          <table:table-cell table:style-name="ce7" table:number-columns-repeated="2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64"/>
          <table:table-cell/>
          <table:table-cell table:style-name="ce80"/>
          <table:table-cell table:style-name="ce7" table:number-columns-repeated="4"/>
          <table:table-cell table:style-name="ce10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113"/>
          <table:table-cell/>
          <table:table-cell table:style-name="ce34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1"/>
          <table:table-cell table:style-name="ce93" table:number-columns-repeated="9"/>
          <table:table-cell table:style-name="ce114"/>
          <table:table-cell/>
          <table:table-cell table:style-name="ce66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94"/>
          <table:table-cell table:style-name="ce98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10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05" office:value-type="string" calcext:value-type="string">
            <text:p>Eugene Mah</text:p>
          </table:table-cell>
          <table:table-cell/>
          <table:table-cell table:style-name="ce34" office:value-type="string" calcext:value-type="string">
            <text:p>Print Area</text:p>
          </table:table-cell>
          <table:table-cell table:style-name="ce122"/>
          <table:table-cell table:style-name="ce126" table:formula="of:=IF([.AB7]&lt;&gt;[.AD7];&quot;Change&quot;;&quot;&quot;)">
            <text:p/>
          </table:table-cell>
          <table:table-cell table:style-name="ce127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number-columns-repeated="6"/>
          <table:table-cell table:style-name="ce50" office:value-type="string" calcext:value-type="string">
            <text:p>System Information</text:p>
          </table:table-cell>
          <table:table-cell table:style-name="ce7" table:number-columns-repeated="5"/>
          <table:table-cell/>
          <table:table-cell table:style-name="ce7" office:value-type="string" calcext:value-type="string">
            <text:p>Previous Date:</text:p>
          </table:table-cell>
          <table:table-cell table:style-name="ce95" table:formula="of:=IF([.AB8]=&quot;&quot;;&quot;&quot;;[.AB8])">
            <text:p/>
          </table:table-cell>
          <table:table-cell table:style-name="ce99"/>
          <table:table-cell table:style-name="ce7" table:number-columns-repeated="2"/>
          <table:table-cell table:style-name="ce50" office:value-type="string" calcext:value-type="string">
            <text:p>System Information</text:p>
          </table:table-cell>
          <table:table-cell table:style-name="ce7" table:number-columns-repeated="2"/>
          <table:table-cell table:style-name="ce111" table:number-columns-repeated="2"/>
          <table:table-cell table:style-name="ce115"/>
          <table:table-cell/>
          <table:table-cell table:style-name="ce34" office:value-type="string" calcext:value-type="string">
            <text:p>Date</text:p>
          </table:table-cell>
          <table:table-cell table:style-name="ce123"/>
          <table:table-cell table:style-name="ce126" table:formula="of:=IF([.AB8]&lt;&gt;[.AD8];&quot;Change&quot;;&quot;&quot;)">
            <text:p/>
          </table:table-cell>
          <table:table-cell table:style-name="ce12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4"/>
          <table:table-cell table:style-name="ce17" office:value-type="string" calcext:value-type="string">
            <text:p>Location</text:p>
          </table:table-cell>
          <table:table-cell table:style-name="ce14" table:number-columns-repeated="8"/>
          <table:table-cell table:style-name="ce63"/>
          <table:table-cell/>
          <table:table-cell table:style-name="ce9"/>
          <table:table-cell table:style-name="ce17" office:value-type="string" calcext:value-type="string">
            <text:p>Location</text:p>
          </table:table-cell>
          <table:table-cell table:style-name="ce14" table:number-columns-repeated="2"/>
          <table:table-cell table:style-name="ce104" office:value-type="string" calcext:value-type="string">
            <text:p>Input Changes Only</text:p>
          </table:table-cell>
          <table:table-cell table:style-name="ce14" table:number-columns-repeated="3"/>
          <table:table-cell table:style-name="ce104" office:value-type="string" calcext:value-type="string">
            <text:p>Input Changes Only</text:p>
          </table:table-cell>
          <table:table-cell table:style-name="ce29"/>
          <table:table-cell table:style-name="ce74"/>
          <table:table-cell/>
          <table:table-cell table:style-name="ce34" office:value-type="string" calcext:value-type="string">
            <text:p>Inspector</text:p>
          </table:table-cell>
          <table:table-cell table:style-name="ce124"/>
          <table:table-cell table:style-name="ce126" table:formula="of:=IF([.AB9]&lt;&gt;[.AD9];&quot;Change&quot;;&quot;&quot;)" office:value-type="string" office:string-value="Change" calcext:value-type="string">
            <text:p>Change</text:p>
          </table:table-cell>
          <table:table-cell table:style-name="ce12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38" table:formula="of:=IF([.R10]=&quot;&quot;;&quot;&quot;;[.R10])" table:number-columns-spanned="2" table:number-rows-spanned="1">
            <text:p/>
          </table:table-cell>
          <table:covered-table-cell table:style-name="ce45"/>
          <table:table-cell table:style-name="ce7" table:number-columns-repeated="2"/>
          <table:table-cell table:style-name="ce34" office:value-type="string" calcext:value-type="string">
            <text:p>Site Number:</text:p>
          </table:table-cell>
          <table:table-cell table:style-name="ce42" table:formula="of:=IF([.V10]=&quot;&quot;;&quot;&quot;;[.V10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100" table:formula="of:=IF([.S10]&lt;&gt;&quot;&quot;;[.S10];IF([.AB10]=&quot;&quot;;&quot;&quot;;[.AB10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Site Number:</text:p>
          </table:table-cell>
          <table:table-cell table:style-name="ce100" table:formula="of:=IF([.W10]&lt;&gt;&quot;&quot;;[.W10];IF([.AB15]=&quot;&quot;;&quot;&quot;;[.AB15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Facility:</text:p>
          </table:table-cell>
          <table:table-cell table:style-name="ce124"/>
          <table:table-cell table:style-name="ce126" table:formula="of:=IF([.AB10]&lt;&gt;[.AD10];&quot;Change&quot;;&quot;&quot;)">
            <text:p/>
          </table:table-cell>
          <table:table-cell table:style-name="ce129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39" table:formula="of:=IF([.R11]=&quot;&quot;;&quot;&quot;;[.R11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Authorized Use:</text:p>
          </table:table-cell>
          <table:table-cell table:style-name="ce56" table:formula="of:=IF([.V11]=&quot;&quot;;&quot;&quot;;[.V11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100" table:formula="of:=IF([.S11]&lt;&gt;&quot;&quot;;[.S11];IF([.AB11]=&quot;&quot;;&quot;&quot;;[.AB11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Authorized Use:</text:p>
          </table:table-cell>
          <table:table-cell table:style-name="ce100" table:formula="of:=IF([.W11]&lt;&gt;&quot;&quot;;[.W11];IF([.AB16]=&quot;&quot;;&quot;&quot;;[.AB16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Department:</text:p>
          </table:table-cell>
          <table:table-cell table:style-name="ce124"/>
          <table:table-cell table:style-name="ce126" table:formula="of:=IF([.AB11]&lt;&gt;[.AD11];&quot;Change&quot;;&quot;&quot;)">
            <text:p/>
          </table:table-cell>
          <table:table-cell table:style-name="ce129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39" table:formula="of:=IF([.R12]=&quot;&quot;;&quot;&quot;;[.R12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Date of Installation:</text:p>
          </table:table-cell>
          <table:table-cell table:style-name="ce57" table:formula="of:=IF([.V12]=&quot;&quot;;&quot;&quot;;[.V12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100" table:formula="of:=IF([.S12]&lt;&gt;&quot;&quot;;[.S12];IF([.AB12]=&quot;&quot;;&quot;&quot;;[.AB12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Date of Installation:</text:p>
          </table:table-cell>
          <table:table-cell table:style-name="ce102" table:formula="of:=IF([.W12]&lt;&gt;&quot;&quot;;[.W12];IF([.AB17]=&quot;&quot;;&quot;&quot;;[.AB17]))">
            <text:p/>
          </table:table-cell>
          <table:table-cell table:style-name="ce107"/>
          <table:table-cell/>
          <table:table-cell table:style-name="ce75"/>
          <table:table-cell/>
          <table:table-cell table:style-name="ce34" office:value-type="string" calcext:value-type="string">
            <text:p>Area/Division:</text:p>
          </table:table-cell>
          <table:table-cell table:style-name="ce124"/>
          <table:table-cell table:style-name="ce126" table:formula="of:=IF([.AB12]&lt;&gt;[.AD12];&quot;Change&quot;;&quot;&quot;)">
            <text:p/>
          </table:table-cell>
          <table:table-cell table:style-name="ce129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Number of X-ray Tubes:</text:p>
          </table:table-cell>
          <table:table-cell table:style-name="ce58" table:formula="of:=IF([.V13]=&quot;&quot;;&quot;&quot;;[.V13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101" table:formula="of:=IF([.S13]&lt;&gt;&quot;&quot;;[.S13];IF([.AB13]=&quot;&quot;;&quot;&quot;;[.AB13]))">
            <text:p/>
          </table:table-cell>
          <table:table-cell table:style-name="ce106"/>
          <table:table-cell table:style-name="ce7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Survey ID:</text:p>
          </table:table-cell>
          <table:table-cell table:style-name="ce124"/>
          <table:table-cell table:style-name="ce126" table:formula="of:=IF([.AB13]&lt;&gt;[.AD13];&quot;Change&quot;;&quot;&quot;)">
            <text:p/>
          </table:table-cell>
          <table:table-cell table:style-name="ce129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Room Number:</text:p>
          </table:table-cell>
          <table:table-cell table:style-name="ce100" table:formula="of:=IF([.S14]&lt;&gt;&quot;&quot;;[.S14];IF([.AB14]=&quot;&quot;;&quot;&quot;;[.AB14]))">
            <text:p/>
          </table:table-cell>
          <table:table-cell table:style-name="ce105"/>
          <table:table-cell table:style-name="ce7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Room Number:</text:p>
          </table:table-cell>
          <table:table-cell table:style-name="ce124"/>
          <table:table-cell table:style-name="ce126" table:formula="of:=IF([.AB14]&lt;&gt;[.AD14];&quot;Change&quot;;&quot;&quot;)">
            <text:p/>
          </table:table-cell>
          <table:table-cell table:style-name="ce129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Generator</text:p>
          </table:table-cell>
          <table:table-cell table:style-name="ce7" table:number-columns-repeated="8"/>
          <table:table-cell table:style-name="ce64"/>
          <table:table-cell/>
          <table:table-cell table:style-name="ce10"/>
          <table:table-cell table:number-columns-repeated="9"/>
          <table:table-cell table:style-name="ce75"/>
          <table:table-cell/>
          <table:table-cell table:style-name="ce34" office:value-type="string" calcext:value-type="string">
            <text:p>Site Number:</text:p>
          </table:table-cell>
          <table:table-cell table:style-name="ce124"/>
          <table:table-cell table:style-name="ce126" table:formula="of:=IF([.AB15]&lt;&gt;[.AD15];&quot;Change&quot;;&quot;&quot;)">
            <text:p/>
          </table:table-cell>
          <table:table-cell table:style-name="ce129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1" table:formula="of:=IF([.R17]=&quot;&quot;;&quot;&quot;;[.R1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nufacture Date:</text:p>
          </table:table-cell>
          <table:table-cell table:style-name="ce43" table:formula="of:=IF([.V17]=&quot;&quot;;&quot;&quot;;[.V1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Generator</text:p>
          </table:table-cell>
          <table:table-cell table:style-name="ce7" table:number-columns-repeated="7"/>
          <table:table-cell/>
          <table:table-cell table:style-name="ce75"/>
          <table:table-cell/>
          <table:table-cell table:style-name="ce34" office:value-type="string" calcext:value-type="string">
            <text:p>Authorized Use:</text:p>
          </table:table-cell>
          <table:table-cell table:style-name="ce124"/>
          <table:table-cell table:style-name="ce126" table:formula="of:=IF([.AB16]&lt;&gt;[.AD16];&quot;Change&quot;;&quot;&quot;)">
            <text:p/>
          </table:table-cell>
          <table:table-cell table:style-name="ce129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1" table:formula="of:=IF([.R18]=&quot;&quot;;&quot;&quot;;[.R18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erial Number:</text:p>
          </table:table-cell>
          <table:table-cell table:style-name="ce42" table:formula="of:=IF([.V18]=&quot;&quot;;&quot;&quot;;[.V1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17]&lt;&gt;&quot;&quot;;[.S17];IF([.AB21]=&quot;&quot;;&quot;&quot;;[.AB21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W17]&lt;&gt;&quot;&quot;;[.W17];IF([.AB24]=&quot;&quot;;&quot;&quot;;[.AB24]))">
            <text:p/>
          </table:table-cell>
          <table:table-cell table:style-name="ce107"/>
          <table:table-cell/>
          <table:table-cell table:style-name="ce75"/>
          <table:table-cell/>
          <table:table-cell table:style-name="ce34" office:value-type="string" calcext:value-type="string">
            <text:p>Date of Installation:</text:p>
          </table:table-cell>
          <table:table-cell table:style-name="ce125"/>
          <table:table-cell table:style-name="ce126" table:formula="of:=IF([.AB17]&lt;&gt;[.AD17];&quot;Change&quot;;&quot;&quot;)">
            <text:p/>
          </table:table-cell>
          <table:table-cell table:style-name="ce130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42" table:formula="of:=IF([.R19]=&quot;&quot;;&quot;&quot;;[.R19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x mA:</text:p>
          </table:table-cell>
          <table:table-cell table:style-name="ce42" table:formula="of:=IF([.V19]=&quot;&quot;;&quot;&quot;;[.V19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18]&lt;&gt;&quot;&quot;;[.S18];IF([.AB22]=&quot;&quot;;&quot;&quot;;[.AB22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W18]&lt;&gt;&quot;&quot;;[.W18];IF([.AB25]=&quot;&quot;;&quot;&quot;;[.AB25]))">
            <text:p/>
          </table:table-cell>
          <table:table-cell table:style-name="ce105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101" table:formula="of:=IF([.S19]&lt;&gt;&quot;&quot;;[.S19];IF([.AB23]=&quot;&quot;;&quot;&quot;;[.AB23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Max mA:</text:p>
          </table:table-cell>
          <table:table-cell table:style-name="ce101" table:formula="of:=IF([.W19]&lt;&gt;&quot;&quot;;[.W19];IF([.AB26]=&quot;&quot;;&quot;&quot;;[.AB26]))">
            <text:p/>
          </table:table-cell>
          <table:table-cell table:style-name="ce105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Tube 1</text:p>
          </table:table-cell>
          <table:table-cell table:style-name="ce7" table:number-columns-repeated="5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 table:number-columns-repeated="8"/>
          <table:table-cell/>
          <table:table-cell table:style-name="ce75"/>
          <table:table-cell/>
          <table:table-cell table:style-name="ce66" office:value-type="string" calcext:value-type="string">
            <text:p>X-Ray Generator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41" table:formula="of:=IF([.R22]=&quot;&quot;;&quot;&quot;;[.R22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Large:</text:p>
          </table:table-cell>
          <table:table-cell table:style-name="ce41" table:formula="of:=IF([.V22]=&quot;&quot;;&quot;&quot;;[.V22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Tube 1</text:p>
          </table:table-cell>
          <table:table-cell table:style-name="ce7" table:number-columns-repeated="4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4"/>
          <table:table-cell table:style-name="ce126" table:formula="of:=IF([.AB21]&lt;&gt;[.AD21];&quot;Change&quot;;&quot;&quot;)">
            <text:p/>
          </table:table-cell>
          <table:table-cell table:style-name="ce129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43" table:formula="of:=IF([.R23]=&quot;&quot;;&quot;&quot;;[.R23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mall:</text:p>
          </table:table-cell>
          <table:table-cell table:style-name="ce41" table:formula="of:=IF([.V23]=&quot;&quot;;&quot;&quot;;[.V23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100" table:formula="of:=IF([.S22]&lt;&gt;&quot;&quot;;[.S22];IF([.AB28]=&quot;&quot;;&quot;&quot;;[.AB28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Large:</text:p>
          </table:table-cell>
          <table:table-cell table:style-name="ce100" table:formula="of:=IF([.W22]&lt;&gt;&quot;&quot;;[.W22];IF([.AB36]=&quot;&quot;;&quot;&quot;;[.AB36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4"/>
          <table:table-cell table:style-name="ce126" table:formula="of:=IF([.AB22]&lt;&gt;[.AD22];&quot;Change&quot;;&quot;&quot;)">
            <text:p/>
          </table:table-cell>
          <table:table-cell table:style-name="ce129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style-name="ce25" office:value-type="string" calcext:value-type="string">
            <text:p>Insert</text:p>
          </table:table-cell>
          <table:table-cell table:style-name="ce7" table:number-columns-repeated="5"/>
          <table:table-cell table:style-name="ce34" office:value-type="string" calcext:value-type="string">
            <text:p>Micro:</text:p>
          </table:table-cell>
          <table:table-cell table:style-name="ce41" table:formula="of:=IF([.V24]=&quot;&quot;;&quot;&quot;;[.V24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S23]&lt;&gt;&quot;&quot;;[.S23];IF([.AB29]=&quot;&quot;;&quot;&quot;;[.AB29]))">
            <text:p/>
          </table:table-cell>
          <table:table-cell table:style-name="ce107"/>
          <table:table-cell table:style-name="ce7"/>
          <table:table-cell table:style-name="ce34" office:value-type="string" calcext:value-type="string">
            <text:p>Small:</text:p>
          </table:table-cell>
          <table:table-cell table:style-name="ce100" table:formula="of:=IF([.W23]&lt;&gt;&quot;&quot;;[.W23];IF([.AB37]=&quot;&quot;;&quot;&quot;;[.AB37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Max kVp:</text:p>
          </table:table-cell>
          <table:table-cell table:style-name="ce124"/>
          <table:table-cell table:style-name="ce126" table:formula="of:=IF([.AB23]&lt;&gt;[.AD23];&quot;Change&quot;;&quot;&quot;)">
            <text:p/>
          </table:table-cell>
          <table:table-cell table:style-name="ce129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5]=&quot;&quot;;&quot;&quot;;[.R25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Insert</text:p>
          </table:table-cell>
          <table:table-cell table:style-name="ce7" table:number-columns-repeated="4"/>
          <table:table-cell table:style-name="ce34" office:value-type="string" calcext:value-type="string">
            <text:p>Micro:</text:p>
          </table:table-cell>
          <table:table-cell table:style-name="ce100" table:formula="of:=IF([.W24]&lt;&gt;&quot;&quot;;[.W24];IF([.AB38]=&quot;&quot;;&quot;&quot;;[.AB38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5"/>
          <table:table-cell table:style-name="ce126" table:formula="of:=IF([.AB24]&lt;&gt;[.AD24];&quot;Change&quot;;&quot;&quot;)">
            <text:p/>
          </table:table-cell>
          <table:table-cell table:style-name="ce130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26]=&quot;&quot;;&quot;&quot;;[.R26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5]&lt;&gt;&quot;&quot;;[.S25];IF([.AB30]=&quot;&quot;;&quot;&quot;;[.AB30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Serial Number:</text:p>
          </table:table-cell>
          <table:table-cell table:style-name="ce124"/>
          <table:table-cell table:style-name="ce126" table:formula="of:=IF([.AB25]&lt;&gt;[.AD25];&quot;Change&quot;;&quot;&quot;)">
            <text:p/>
          </table:table-cell>
          <table:table-cell table:style-name="ce129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27]=&quot;&quot;;&quot;&quot;;[.R2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Inherent:</text:p>
          </table:table-cell>
          <table:table-cell table:style-name="ce41" table:formula="of:=IF([.V27]=&quot;&quot;;&quot;&quot;;[.V2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26]&lt;&gt;&quot;&quot;;[.S26];IF([.AB31]=&quot;&quot;;&quot;&quot;;[.AB31]))">
            <text:p/>
          </table:table-cell>
          <table:table-cell table:style-name="ce106"/>
          <table:table-cell table:style-name="ce7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x mA:</text:p>
          </table:table-cell>
          <table:table-cell table:style-name="ce124"/>
          <table:table-cell table:style-name="ce126" table:formula="of:=IF([.AB26]&lt;&gt;[.AD26];&quot;Change&quot;;&quot;&quot;)">
            <text:p/>
          </table:table-cell>
          <table:table-cell table:style-name="ce129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6"/>
          <table:table-cell table:style-name="ce25" office:value-type="string" calcext:value-type="string">
            <text:p>Housing</text:p>
          </table:table-cell>
          <table:table-cell table:style-name="ce7" table:number-columns-repeated="5"/>
          <table:table-cell table:style-name="ce34" office:value-type="string" calcext:value-type="string">
            <text:p>Added:</text:p>
          </table:table-cell>
          <table:table-cell table:style-name="ce41" table:formula="of:=IF([.V28]=&quot;&quot;;&quot;&quot;;[.V2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27]&lt;&gt;&quot;&quot;;[.S27];IF([.AB32]=&quot;&quot;;&quot;&quot;;[.AB32]))">
            <text:p/>
          </table:table-cell>
          <table:table-cell table:style-name="ce106"/>
          <table:table-cell table:style-name="ce7"/>
          <table:table-cell table:style-name="ce34" office:value-type="string" calcext:value-type="string">
            <text:p>Inherent:</text:p>
          </table:table-cell>
          <table:table-cell table:style-name="ce100" table:formula="of:=IF([.W27]&lt;&gt;&quot;&quot;;[.W27];IF([.AB39]=&quot;&quot;;&quot;&quot;;[.AB39]))">
            <text:p/>
          </table:table-cell>
          <table:table-cell table:style-name="ce105"/>
          <table:table-cell/>
          <table:table-cell table:style-name="ce75"/>
          <table:table-cell/>
          <table:table-cell table:style-name="ce25" office:value-type="string" calcext:value-type="string">
            <text:p>X-Ray Tube 1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9]=&quot;&quot;;&quot;&quot;;[.R29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Housing</text:p>
          </table:table-cell>
          <table:table-cell table:style-name="ce7" table:number-columns-repeated="4"/>
          <table:table-cell table:style-name="ce34" office:value-type="string" calcext:value-type="string">
            <text:p>Added:</text:p>
          </table:table-cell>
          <table:table-cell table:style-name="ce100" table:formula="of:=IF([.W28]&lt;&gt;&quot;&quot;;[.W28];IF([.AB40]=&quot;&quot;;&quot;&quot;;[.AB40]))">
            <text:p/>
          </table:table-cell>
          <table:table-cell table:style-name="ce105"/>
          <table:table-cell/>
          <table:table-cell table:style-name="ce75"/>
          <table:table-cell/>
          <table:table-cell table:style-name="ce34" office:value-type="string" calcext:value-type="string">
            <text:p>Tube Designation/Use:</text:p>
          </table:table-cell>
          <table:table-cell table:style-name="ce124"/>
          <table:table-cell table:style-name="ce126" table:formula="of:=IF([.AB28]&lt;&gt;[.AD28];&quot;Change&quot;;&quot;&quot;)">
            <text:p/>
          </table:table-cell>
          <table:table-cell table:style-name="ce129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30]=&quot;&quot;;&quot;&quot;;[.R30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9]&lt;&gt;&quot;&quot;;[.S29];IF([.AB33]=&quot;&quot;;&quot;&quot;;[.AB33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5"/>
          <table:table-cell table:style-name="ce126" table:formula="of:=IF([.AB29]&lt;&gt;[.AD29];&quot;Change&quot;;&quot;&quot;)">
            <text:p/>
          </table:table-cell>
          <table:table-cell table:style-name="ce130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31]=&quot;&quot;;&quot;&quot;;[.R31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30]&lt;&gt;&quot;&quot;;[.S30];IF([.AB34]=&quot;&quot;;&quot;&quot;;[.AB34]))">
            <text:p/>
          </table:table-cell>
          <table:table-cell table:style-name="ce106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4"/>
          <table:table-cell table:style-name="ce126" table:formula="of:=IF([.AB30]&lt;&gt;[.AD30];&quot;Change&quot;;&quot;&quot;)">
            <text:p/>
          </table:table-cell>
          <table:table-cell table:style-name="ce129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31]&lt;&gt;&quot;&quot;;[.S31];IF([.AB35]=&quot;&quot;;&quot;&quot;;[.AB35]))">
            <text:p/>
          </table:table-cell>
          <table:table-cell table:style-name="ce106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4"/>
          <table:table-cell table:style-name="ce126" table:formula="of:=IF([.AB31]&lt;&gt;[.AD31];&quot;Change&quot;;&quot;&quot;)">
            <text:p/>
          </table:table-cell>
          <table:table-cell table:style-name="ce129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3"/>
          <table:table-cell table:style-name="ce24" table:number-columns-repeated="9"/>
          <table:table-cell table:style-name="ce78"/>
          <table:table-cell/>
          <table:table-cell table:style-name="ce34" office:value-type="string" calcext:value-type="string">
            <text:p>Serial Number:</text:p>
          </table:table-cell>
          <table:table-cell table:style-name="ce124"/>
          <table:table-cell table:style-name="ce126" table:formula="of:=IF([.AB32]&lt;&gt;[.AD32];&quot;Change&quot;;&quot;&quot;)">
            <text:p/>
          </table:table-cell>
          <table:table-cell table:style-name="ce129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 table:number-columns-repeated="6"/>
          <table:table-cell table:style-name="ce50" office:value-type="string" calcext:value-type="string">
            <text:p>Inspection Results</text:p>
          </table:table-cell>
          <table:table-cell table:style-name="ce7" table:number-columns-repeated="4"/>
          <table:table-cell table:style-name="ce66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34" office:value-type="string" calcext:value-type="string">
            <text:p>Manufacturer:</text:p>
          </table:table-cell>
          <table:table-cell table:style-name="ce124"/>
          <table:table-cell table:style-name="ce126" table:formula="of:=IF([.AB33]&lt;&gt;[.AD33];&quot;Change&quot;;&quot;&quot;)">
            <text:p/>
          </table:table-cell>
          <table:table-cell table:style-name="ce129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7" office:value-type="string" calcext:value-type="string">
            <text:p>Rule Number</text:p>
          </table:table-cell>
          <table:table-cell table:style-name="ce14" table:number-columns-repeated="2"/>
          <table:table-cell table:style-name="ce1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60" office:value-type="string" calcext:value-type="string" table:number-columns-spanned="2" table:number-rows-spanned="1">
            <text:p>Compliance</text:p>
          </table:table-cell>
          <table:covered-table-cell table:style-name="ce63"/>
          <table:table-cell/>
          <table:table-cell table:style-name="ce7" table:number-columns-repeated="4"/>
          <table:table-cell table:style-name="ce25"/>
          <table:table-cell table:style-name="ce5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34" office:value-type="string" calcext:value-type="string">
            <text:p>Model:</text:p>
          </table:table-cell>
          <table:table-cell table:style-name="ce124"/>
          <table:table-cell table:style-name="ce126" table:formula="of:=IF([.AB34]&lt;&gt;[.AD34];&quot;Change&quot;;&quot;&quot;)">
            <text:p/>
          </table:table-cell>
          <table:table-cell table:style-name="ce129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office:value-type="string" calcext:value-type="string">
            <text:p>DHEC RHB 2.5.1.1</text:p>
          </table:table-cell>
          <table:table-cell table:style-name="ce7"/>
          <table:table-cell table:style-name="ce35" office:value-type="string" calcext:value-type="string">
            <text:p>DHEC Registration sticker is present, clearly visible and legible</text:p>
          </table:table-cell>
          <table:table-cell table:style-name="ce7" table:number-columns-repeated="6"/>
          <table:table-cell table:style-name="ce6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67" table:formula="of:=IF([.O37]=2;&quot;NO&quot;;&quot;&quot;)">
            <text:p/>
          </table:table-cell>
          <table:table-cell/>
          <table:table-cell table:style-name="ce82" office:value-type="string" calcext:value-type="string">
            <text:p>Enter 1 for YES, 2 for NO, 3 for NA</text:p>
          </table:table-cell>
          <table:table-cell table:style-name="ce92" table:number-columns-repeated="9"/>
          <table:table-cell table:style-name="ce112"/>
          <table:table-cell/>
          <table:table-cell table:style-name="ce34" office:value-type="string" calcext:value-type="string">
            <text:p>Serial Number:</text:p>
          </table:table-cell>
          <table:table-cell table:style-name="ce124"/>
          <table:table-cell table:style-name="ce126" table:formula="of:=IF([.AB35]&lt;&gt;[.AD35];&quot;Change&quot;;&quot;&quot;)">
            <text:p/>
          </table:table-cell>
          <table:table-cell table:style-name="ce129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8" office:value-type="string" calcext:value-type="string">
            <text:p>DHEC RHB 10.2.1</text:p>
          </table:table-cell>
          <table:table-cell table:style-name="ce7"/>
          <table:table-cell table:style-name="ce35" office:value-type="string" calcext:value-type="string">
            <text:p>DHEC form SC-RAH-20 “Notice to Employees” posted or referenced</text:p>
          </table:table-cell>
          <table:table-cell table:style-name="ce7" table:number-columns-repeated="6"/>
          <table:table-cell table:style-name="ce6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67" table:formula="of:=IF([.O38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116"/>
          <table:table-cell/>
          <table:table-cell table:style-name="ce34" office:value-type="string" calcext:value-type="string">
            <text:p>Large:</text:p>
          </table:table-cell>
          <table:table-cell table:style-name="ce124"/>
          <table:table-cell table:style-name="ce126" table:formula="of:=IF([.AB36]&lt;&gt;[.AD36];&quot;Change&quot;;&quot;&quot;)">
            <text:p/>
          </table:table-cell>
          <table:table-cell table:style-name="ce129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8" office:value-type="string" calcext:value-type="string">
            <text:p>DHEC RHB 4.3.1</text:p>
          </table:table-cell>
          <table:table-cell table:style-name="ce7"/>
          <table:table-cell table:style-name="ce35" office:value-type="string" calcext:value-type="string">
            <text:p>Radiation warning label posted on the generator control panel</text:p>
          </table:table-cell>
          <table:table-cell table:style-name="ce7" table:number-columns-repeated="6"/>
          <table:table-cell table:style-name="ce6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67" table:formula="of:=IF([.O39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16"/>
          <table:table-cell/>
          <table:table-cell table:style-name="ce34" office:value-type="string" calcext:value-type="string">
            <text:p>Small:</text:p>
          </table:table-cell>
          <table:table-cell table:style-name="ce124"/>
          <table:table-cell table:style-name="ce126" table:formula="of:=IF([.AB37]&lt;&gt;[.AD37];&quot;Change&quot;;&quot;&quot;)">
            <text:p/>
          </table:table-cell>
          <table:table-cell table:style-name="ce129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manuals are available.</text:p>
          </table:table-cell>
          <table:table-cell table:style-name="ce7" table:number-columns-repeated="6"/>
          <table:table-cell table:style-name="ce6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67" table:formula="of:=IF([.O4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16"/>
          <table:table-cell/>
          <table:table-cell table:style-name="ce34" office:value-type="string" calcext:value-type="string">
            <text:p>Micro:</text:p>
          </table:table-cell>
          <table:table-cell table:style-name="ce124"/>
          <table:table-cell table:style-name="ce126" table:formula="of:=IF([.AB38]&lt;&gt;[.AD38];&quot;Change&quot;;&quot;&quot;)">
            <text:p/>
          </table:table-cell>
          <table:table-cell table:style-name="ce129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Monthly radiation monitoring reports are posted.</text:p>
          </table:table-cell>
          <table:table-cell table:style-name="ce7" table:number-columns-repeated="6"/>
          <table:table-cell table:style-name="ce6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67" table:formula="of:=IF([.O4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16"/>
          <table:table-cell/>
          <table:table-cell table:style-name="ce34" office:value-type="string" calcext:value-type="string">
            <text:p>Inherent:</text:p>
          </table:table-cell>
          <table:table-cell table:style-name="ce124"/>
          <table:table-cell table:style-name="ce126" table:formula="of:=IF([.AB39]&lt;&gt;[.AD39];&quot;Change&quot;;&quot;&quot;)">
            <text:p/>
          </table:table-cell>
          <table:table-cell table:style-name="ce129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8"/>
          <table:table-cell table:style-name="ce7"/>
          <table:table-cell table:style-name="ce35"/>
          <table:table-cell table:style-name="ce7" table:number-columns-repeated="6"/>
          <table:table-cell table:style-name="ce61"/>
          <table:table-cell table:style-name="ce67"/>
          <table:table-cell/>
          <table:table-cell table:style-name="ce84"/>
          <table:table-cell table:style-name="ce35" office:value-type="string" calcext:value-type="string">
            <text:p>Operator manuals are available.</text:p>
          </table:table-cell>
          <table:table-cell table:number-columns-repeated="8"/>
          <table:table-cell table:style-name="ce116"/>
          <table:table-cell/>
          <table:table-cell table:style-name="ce34" office:value-type="string" calcext:value-type="string">
            <text:p>Added:</text:p>
          </table:table-cell>
          <table:table-cell table:style-name="ce124"/>
          <table:table-cell table:style-name="ce126" table:formula="of:=IF([.AB40]&lt;&gt;[.AD40];&quot;Change&quot;;&quot;&quot;)">
            <text:p/>
          </table:table-cell>
          <table:table-cell table:style-name="ce129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8"/>
          <table:table-cell table:style-name="ce7" table:number-columns-repeated="2"/>
          <table:table-cell table:style-name="ce25" office:value-type="string" calcext:value-type="string">
            <text:p>Radiation Safety</text:p>
          </table:table-cell>
          <table:table-cell table:style-name="ce7" table:number-columns-repeated="5"/>
          <table:table-cell table:style-name="ce49"/>
          <table:table-cell table:style-name="ce68"/>
          <table:table-cell/>
          <table:table-cell table:style-name="ce84"/>
          <table:table-cell table:style-name="ce3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has full visibility of the exposure factors and patient</text:p>
          </table:table-cell>
          <table:table-cell table:style-name="ce7" table:number-columns-repeated="6"/>
          <table:table-cell table:style-name="ce61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67" table:formula="of:=IF([.O44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6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67" table:formula="of:=IF([.O45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"/>
          <table:table-cell table:style-name="ce30" table:number-columns-repeated="2"/>
          <table:table-cell/>
          <table:table-cell table:style-name="ce84"/>
          <table:table-cell table:style-name="ce3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9"/>
          <table:table-cell table:style-name="ce26" table:number-columns-repeated="2"/>
          <table:table-cell table:style-name="ce44" office:value-type="string" calcext:value-type="string">
            <text:p>Physical Inspection</text:p>
          </table:table-cell>
          <table:table-cell table:style-name="ce26" table:number-columns-repeated="5"/>
          <table:table-cell table:style-name="ce62"/>
          <table:table-cell table:style-name="ce69"/>
          <table:table-cell/>
          <table:table-cell table:style-name="ce84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clean and free of debris</text:p>
          </table:table-cell>
          <table:table-cell table:style-name="ce26" table:number-columns-repeated="6"/>
          <table:table-cell table:style-name="ce6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67" table:formula="of:=IF([.O48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cables free from excessive wear or restraints</text:p>
          </table:table-cell>
          <table:table-cell table:style-name="ce26" table:number-columns-repeated="6"/>
          <table:table-cell table:style-name="ce6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7" table:formula="of:=IF([.O49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Physical Inspection</text:p>
          </table:table-cell>
          <table:table-cell table:number-columns-repeated="4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free of missing or damaged components</text:p>
          </table:table-cell>
          <table:table-cell table:style-name="ce26" table:number-columns-repeated="6"/>
          <table:table-cell table:style-name="ce6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7" table:formula="of:=IF([.O5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System clean and free of debris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other movements and locks functional</text:p>
          </table:table-cell>
          <table:table-cell table:style-name="ce26" table:number-columns-repeated="6"/>
          <table:table-cell table:style-name="ce6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7" table:formula="of:=IF([.O5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4"/>
          <table:table-cell table:style-name="ce35" office:value-type="string" calcext:value-type="string">
            <text:p>System free of missing or damaged components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4"/>
          <table:table-cell table:style-name="ce35" office:value-type="string" calcext:value-type="string">
            <text:p>All other movements and locks functional</text:p>
          </table:table-cell>
          <table:table-cell table:number-columns-repeated="8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51"/>
          <table:table-cell table:number-columns-repeated="6"/>
          <table:table-cell table:style-name="ce85"/>
          <table:table-cell table:style-name="ce22" table:number-columns-repeated="9"/>
          <table:table-cell table:style-name="ce117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table:number-columns-repeated="12"/>
          <table:table-cell/>
          <table:table-cell table:style-name="ce86" office:value-type="string" calcext:value-type="string">
            <text:p>Scan Techniques</text:p>
          </table:table-cell>
          <table:table-cell table:style-name="ce32" table:number-columns-repeated="6"/>
          <table:table-cell table:style-name="ce23" office:value-type="string" calcext:value-type="string">
            <text:p>Measurement Locations</text:p>
          </table:table-cell>
          <table:table-cell table:style-name="ce32" table:number-columns-repeated="2"/>
          <table:table-cell table:style-name="ce11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table:number-columns-repeated="12"/>
          <table:table-cell/>
          <table:table-cell table:style-name="ce83"/>
          <table:table-cell table:number-columns-repeated="3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82" calcext:value-type="float">
            <text:p>82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Tableside</text:p>
          </table:table-cell>
          <table:table-cell table:style-name="ce96" office:value-type="float" office:value="50" calcext:value-type="float">
            <text:p>50</text:p>
          </table:table-cell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High Def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63" calcext:value-type="float">
            <text:p>163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Operator</text:p>
          </table:table-cell>
          <table:table-cell table:style-name="ce96" office:value-type="float" office:value="135" calcext:value-type="float">
            <text:p>135</text:p>
          </table:table-cell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Fast 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41" calcext:value-type="float">
            <text:p>41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Door</text:p>
          </table:table-cell>
          <table:table-cell table:style-name="ce96" office:value-type="float" office:value="240" calcext:value-type="float">
            <text:p>240</text:p>
          </table:table-cell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Turbo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5" calcext:value-type="float">
            <text:p>15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table:number-columns-repeated="2"/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table:number-columns-repeated="12"/>
          <table:table-cell/>
          <table:table-cell table:style-name="ce89" office:value-type="string" calcext:value-type="string">
            <text:p>Background</text:p>
          </table:table-cell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table:number-columns-repeated="12"/>
          <table:table-cell/>
          <table:table-cell table:style-name="ce90" office:value-type="string" calcext:value-type="string">
            <text:p>Time (s):</text:p>
          </table:table-cell>
          <table:table-cell table:style-name="ce96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number-columns-repeated="3" table:style-name="ce96" office:value-type="float" office:value="1.2" calcext:value-type="float">
            <text:p>1.2</text:p>
          </table:table-cell>
          <table:table-cell/>
          <table:table-cell table:style-name="ce110" office:value-type="string" calcext:value-type="string">
            <text:p>Avg Bkg: (nGy):</text:p>
          </table:table-cell>
          <table:table-cell table:style-name="ce97" table:formula="of:=IF([.R63]=&quot;&quot;;&quot;&quot;;AVERAGE([.R63:.T63]))" office:value-type="float" office:value="1.2" calcext:value-type="float">
            <text:p>1.2</text:p>
          </table:table-cell>
          <table:table-cell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7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9" office:value-type="string" calcext:value-type="string">
            <text:p>Scatter Measurements</text:p>
          </table:table-cell>
          <table:table-cell table:number-columns-repeated="5"/>
          <table:table-cell table:style-name="ce30" office:value-type="string" calcext:value-type="string">
            <text:p>Average</text:p>
          </table:table-cell>
          <table:table-cell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&amp;&quot; Tube &quot;&amp;[.$W$48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/>
          <table:table-cell table:style-name="ce91" table:formula="of:=IF([.O57]=&quot;&quot;;&quot;&quot;;[.O57])" office:value-type="string" office:string-value="Array" calcext:value-type="string">
            <text:p>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7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 office:value-type="float" office:value="50" calcext:value-type="float">
            <text:p>50</text:p>
          </table:table-cell>
          <table:table-cell table:number-columns-repeated="3" table:style-name="ce103" office:value-type="float" office:value="369.8" calcext:value-type="float">
            <text:p>369.8</text:p>
          </table:table-cell>
          <table:table-cell table:style-name="ce97" table:formula="of:=IF([.R67]=&quot;&quot;;&quot;&quot;;AVERAGE([.R67:.T67])-([.$W$63]*(VLOOKUP([.$O$66];[.$O$57:.$R$60];4;0)/[.$P$63])))" office:value-type="float" office:value="368.6" calcext:value-type="float">
            <text:p>368.6</text:p>
          </table:table-cell>
          <table:table-cell table:style-name="ce109" table:formula="of:=IF([.U67]=&quot;&quot;;&quot;&quot;;[.U67]/(VLOOKUP([.$O$66];[.$O$57:.$R$60];4;0)/3600)/1000)" office:value-type="float" office:value="16.1824390243902" calcext:value-type="float">
            <text:p>16.18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73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 office:value-type="float" office:value="135" calcext:value-type="float">
            <text:p>135</text:p>
          </table:table-cell>
          <table:table-cell table:number-columns-repeated="3" table:style-name="ce103" office:value-type="float" office:value="54" calcext:value-type="float">
            <text:p>54</text:p>
          </table:table-cell>
          <table:table-cell table:style-name="ce97" table:formula="of:=IF([.R68]=&quot;&quot;;&quot;&quot;;AVERAGE([.R68:.T68])-([.$W$63]*(VLOOKUP([.$O$66];[.$O$57:.$R$60];4;0)/[.$P$63])))" office:value-type="float" office:value="52.8" calcext:value-type="float">
            <text:p>52.8</text:p>
          </table:table-cell>
          <table:table-cell table:style-name="ce109" table:formula="of:=IF([.U68]=&quot;&quot;;&quot;&quot;;[.U68]/(VLOOKUP([.$O$66];[.$O$57:.$R$60];4;0)/3600)/1000)" office:value-type="float" office:value="2.3180487804878" calcext:value-type="float">
            <text:p>2.32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/>
          <table:table-cell table:style-name="ce21" office:value-type="string" calcext:value-type="string">
            <text:p>Scan Techniques</text:p>
          </table:table-cell>
          <table:table-cell table:style-name="ce29" table:number-columns-repeated="4"/>
          <table:table-cell table:style-name="ce53"/>
          <table:table-cell table:style-name="ce29" table:number-columns-repeated="4"/>
          <table:table-cell table:style-name="ce74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 office:value-type="float" office:value="240" calcext:value-type="float">
            <text:p>240</text:p>
          </table:table-cell>
          <table:table-cell table:number-columns-repeated="3" table:style-name="ce103" office:value-type="float" office:value="32" calcext:value-type="float">
            <text:p>32</text:p>
          </table:table-cell>
          <table:table-cell table:style-name="ce97" table:formula="of:=IF([.R69]=&quot;&quot;;&quot;&quot;;AVERAGE([.R69:.T69])-([.$W$63]*(VLOOKUP([.$O$66];[.$O$57:.$R$60];4;0)/[.$P$63])))" office:value-type="float" office:value="30.8" calcext:value-type="float">
            <text:p>30.8</text:p>
          </table:table-cell>
          <table:table-cell table:style-name="ce109" table:formula="of:=IF([.U69]=&quot;&quot;;&quot;&quot;;[.U69]/(VLOOKUP([.$O$66];[.$O$57:.$R$60];4;0)/3600)/1000)" office:value-type="float" office:value="1.35219512195122" calcext:value-type="float">
            <text:p>1.35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/>
          <table:table-cell/>
          <table:table-cell table:style-name="Default" table:number-columns-repeated="4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 table:style-name="Default"/>
          <table:table-cell/>
          <table:table-cell table:style-name="ce59" office:value-type="string" calcext:value-type="string">
            <text:p>Measurement Locations</text:p>
          </table:table-cell>
          <table:table-cell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103" table:number-columns-repeated="3"/>
          <table:table-cell table:style-name="ce97" table:formula="of:=IF([.R70]=&quot;&quot;;&quot;&quot;;AVERAGE([.R70:.T70])-([.$W$63]*(VLOOKUP([.$O$66];[.$O$57:.$R$60];4;0)/[.$P$63])))">
            <text:p/>
          </table:table-cell>
          <table:table-cell table:style-name="ce109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/>
          <table:table-cell/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75"/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/>
          <table:table-cell/>
          <table:table-cell table:style-name="ce31" table:formula="of:=IF([.O57]=&quot;&quot;;&quot;&quot;;[.O57])" office:value-type="string" office:string-value="Array" calcext:value-type="string">
            <text:p>Array</text:p>
          </table:table-cell>
          <table:table-cell table:style-name="ce31" table:formula="of:=IF([.P57]=&quot;&quot;;&quot;&quot;;[.P57])" office:value-type="string" office:string-value="140/100" calcext:value-type="string">
            <text:p>140/100</text:p>
          </table:table-cell>
          <table:table-cell table:style-name="ce31" table:formula="of:=IF([.Q57]=&quot;&quot;;&quot;&quot;;[.Q57])" office:value-type="float" office:value="2.5" calcext:value-type="float">
            <text:p>2.5</text:p>
          </table:table-cell>
          <table:table-cell table:style-name="ce31" table:formula="of:=IF([.R57]=&quot;&quot;;&quot;&quot;;[.R57])" office:value-type="float" office:value="82" calcext:value-type="float">
            <text:p>82</text:p>
          </table:table-cell>
          <table:table-cell table:style-name="ce31" table:formula="of:=IF([.S57]=&quot;&quot;;&quot;&quot;;[.S57])" office:value-type="float" office:value="11.43" calcext:value-type="float">
            <text:p>11.43</text:p>
          </table:table-cell>
          <table:table-cell table:style-name="ce31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30" table:formula="of:=IF([.V57]=&quot;&quot;;&quot;&quot;;[.V57])" office:value-type="string" office:string-value="Tableside" calcext:value-type="string">
            <text:p>Tableside</text:p>
          </table:table-cell>
          <table:table-cell table:style-name="ce31" table:formula="of:=IF([.W57]=&quot;&quot;;&quot;&quot;;[.W57])" office:value-type="float" office:value="50" calcext:value-type="float">
            <text:p>50</text:p>
          </table:table-cell>
          <table:table-cell table:style-name="ce75"/>
          <table:table-cell/>
          <table:table-cell table:style-name="ce91" table:formula="of:=IF([.O58]=&quot;&quot;;&quot;&quot;;[.O58])" office:value-type="string" office:string-value="High Def" calcext:value-type="string">
            <text:p>High Def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/>
          <table:table-cell/>
          <table:table-cell table:style-name="ce31" table:formula="of:=IF([.O58]=&quot;&quot;;&quot;&quot;;[.O58])" office:value-type="string" office:string-value="High Def" calcext:value-type="string">
            <text:p>High Def</text:p>
          </table:table-cell>
          <table:table-cell table:style-name="ce31" table:formula="of:=IF([.P58]=&quot;&quot;;&quot;&quot;;[.P58])" office:value-type="string" office:string-value="140/100" calcext:value-type="string">
            <text:p>140/100</text:p>
          </table:table-cell>
          <table:table-cell table:style-name="ce31" table:formula="of:=IF([.Q58]=&quot;&quot;;&quot;&quot;;[.Q58])" office:value-type="float" office:value="2.5" calcext:value-type="float">
            <text:p>2.5</text:p>
          </table:table-cell>
          <table:table-cell table:style-name="ce31" table:formula="of:=IF([.R58]=&quot;&quot;;&quot;&quot;;[.R58])" office:value-type="float" office:value="163" calcext:value-type="float">
            <text:p>163</text:p>
          </table:table-cell>
          <table:table-cell table:style-name="ce31" table:formula="of:=IF([.S58]=&quot;&quot;;&quot;&quot;;[.S58])" office:value-type="float" office:value="11.43" calcext:value-type="float">
            <text:p>11.43</text:p>
          </table:table-cell>
          <table:table-cell table:style-name="ce31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31" table:formula="of:=IF([.V58]=&quot;&quot;;&quot;&quot;;[.V58])" office:value-type="string" office:string-value="Operator" calcext:value-type="string">
            <text:p>Operator</text:p>
          </table:table-cell>
          <table:table-cell table:style-name="ce31" table:formula="of:=IF([.W58]=&quot;&quot;;&quot;&quot;;[.W58])" office:value-type="float" office:value="135" calcext:value-type="float">
            <text:p>135</text:p>
          </table:table-cell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 office:value-type="float" office:value="50" calcext:value-type="float">
            <text:p>50</text:p>
          </table:table-cell>
          <table:table-cell table:style-name="ce103" office:value-type="float" office:value="351.3" calcext:value-type="float">
            <text:p>351.3</text:p>
          </table:table-cell>
          <table:table-cell table:style-name="ce103" table:number-columns-repeated="2"/>
          <table:table-cell table:style-name="ce109" table:formula="of:=IF([.R73]=&quot;&quot;;&quot;&quot;;AVERAGE([.R73:.T73])-([.$W$63]*(VLOOKUP([.$O$72];[.$O$57:.$R$60];4;0)/[.$P$63])))" office:value-type="float" office:value="348.914634146341" calcext:value-type="float">
            <text:p>348.91</text:p>
          </table:table-cell>
          <table:table-cell table:style-name="ce109" table:formula="of:=IF([.U73]=&quot;&quot;;&quot;&quot;;[.U73]/(VLOOKUP([.$O$72];[.$O$57:.$R$60];4;0)/3600)/1000)" office:value-type="float" office:value="7.7060900793057" calcext:value-type="float">
            <text:p>7.71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/>
          <table:table-cell/>
          <table:table-cell table:style-name="ce31" table:formula="of:=IF([.O59]=&quot;&quot;;&quot;&quot;;[.O59])" office:value-type="string" office:string-value="Fast Array" calcext:value-type="string">
            <text:p>Fast Array</text:p>
          </table:table-cell>
          <table:table-cell table:style-name="ce31" table:formula="of:=IF([.P59]=&quot;&quot;;&quot;&quot;;[.P59])" office:value-type="string" office:string-value="140/100" calcext:value-type="string">
            <text:p>140/100</text:p>
          </table:table-cell>
          <table:table-cell table:style-name="ce31" table:formula="of:=IF([.Q59]=&quot;&quot;;&quot;&quot;;[.Q59])" office:value-type="float" office:value="2.5" calcext:value-type="float">
            <text:p>2.5</text:p>
          </table:table-cell>
          <table:table-cell table:style-name="ce31" table:formula="of:=IF([.R59]=&quot;&quot;;&quot;&quot;;[.R59])" office:value-type="float" office:value="41" calcext:value-type="float">
            <text:p>41</text:p>
          </table:table-cell>
          <table:table-cell table:style-name="ce31" table:formula="of:=IF([.S59]=&quot;&quot;;&quot;&quot;;[.S59])" office:value-type="float" office:value="11.43" calcext:value-type="float">
            <text:p>11.43</text:p>
          </table:table-cell>
          <table:table-cell table:style-name="ce31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31" table:formula="of:=IF([.V59]=&quot;&quot;;&quot;&quot;;[.V59])" office:value-type="string" office:string-value="Door" calcext:value-type="string">
            <text:p>Door</text:p>
          </table:table-cell>
          <table:table-cell table:style-name="ce31" table:formula="of:=IF([.W59]=&quot;&quot;;&quot;&quot;;[.W59])" office:value-type="float" office:value="240" calcext:value-type="float">
            <text:p>240</text:p>
          </table:table-cell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 office:value-type="float" office:value="135" calcext:value-type="float">
            <text:p>135</text:p>
          </table:table-cell>
          <table:table-cell table:style-name="ce103" office:value-type="float" office:value="53.5" calcext:value-type="float">
            <text:p>53.5</text:p>
          </table:table-cell>
          <table:table-cell table:style-name="ce103" table:number-columns-repeated="2"/>
          <table:table-cell table:style-name="ce109" table:formula="of:=IF([.R74]=&quot;&quot;;&quot;&quot;;AVERAGE([.R74:.T74])-([.$W$63]*(VLOOKUP([.$O$72];[.$O$57:.$R$60];4;0)/[.$P$63])))" office:value-type="float" office:value="51.1146341463415" calcext:value-type="float">
            <text:p>51.11</text:p>
          </table:table-cell>
          <table:table-cell table:style-name="ce109" table:formula="of:=IF([.U74]=&quot;&quot;;&quot;&quot;;[.U74]/(VLOOKUP([.$O$72];[.$O$57:.$R$60];4;0)/3600)/1000)" office:value-type="float" office:value="1.12891216519527" calcext:value-type="float">
            <text:p>1.13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/>
          <table:table-cell/>
          <table:table-cell table:style-name="ce31" table:formula="of:=IF([.O60]=&quot;&quot;;&quot;&quot;;[.O60])" office:value-type="string" office:string-value="Turbo" calcext:value-type="string">
            <text:p>Turbo</text:p>
          </table:table-cell>
          <table:table-cell table:style-name="ce31" table:formula="of:=IF([.P60]=&quot;&quot;;&quot;&quot;;[.P60])" office:value-type="string" office:string-value="140/100" calcext:value-type="string">
            <text:p>140/100</text:p>
          </table:table-cell>
          <table:table-cell table:style-name="ce31" table:formula="of:=IF([.Q60]=&quot;&quot;;&quot;&quot;;[.Q60])" office:value-type="float" office:value="2.5" calcext:value-type="float">
            <text:p>2.5</text:p>
          </table:table-cell>
          <table:table-cell table:style-name="ce31" table:formula="of:=IF([.R60]=&quot;&quot;;&quot;&quot;;[.R60])" office:value-type="float" office:value="15" calcext:value-type="float">
            <text:p>15</text:p>
          </table:table-cell>
          <table:table-cell table:style-name="ce31" table:formula="of:=IF([.S60]=&quot;&quot;;&quot;&quot;;[.S60])" office:value-type="float" office:value="11.43" calcext:value-type="float">
            <text:p>11.43</text:p>
          </table:table-cell>
          <table:table-cell table:style-name="ce31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31" table:formula="of:=IF([.V60]=&quot;&quot;;&quot;&quot;;[.V60])">
            <text:p/>
          </table:table-cell>
          <table:table-cell table:style-name="ce31" table:formula="of:=IF([.W60]=&quot;&quot;;&quot;&quot;;[.W60])">
            <text:p/>
          </table:table-cell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 office:value-type="float" office:value="240" calcext:value-type="float">
            <text:p>240</text:p>
          </table:table-cell>
          <table:table-cell table:style-name="ce103" office:value-type="float" office:value="31.4" calcext:value-type="float">
            <text:p>31.4</text:p>
          </table:table-cell>
          <table:table-cell table:style-name="ce103" table:number-columns-repeated="2"/>
          <table:table-cell table:style-name="ce109" table:formula="of:=IF([.R75]=&quot;&quot;;&quot;&quot;;AVERAGE([.R75:.T75])-([.$W$63]*(VLOOKUP([.$O$72];[.$O$57:.$R$60];4;0)/[.$P$63])))" office:value-type="float" office:value="29.0146341463415" calcext:value-type="float">
            <text:p>29.01</text:p>
          </table:table-cell>
          <table:table-cell table:style-name="ce109" table:formula="of:=IF([.U75]=&quot;&quot;;&quot;&quot;;[.U75]/(VLOOKUP([.$O$72];[.$O$57:.$R$60];4;0)/3600)/1000)" office:value-type="float" office:value="0.640814005686069" calcext:value-type="float">
            <text:p>0.64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103" table:number-columns-repeated="3"/>
          <table:table-cell table:style-name="ce109" table:formula="of:=IF([.R76]=&quot;&quot;;&quot;&quot;;AVERAGE([.R76:.T76])-([.$W$63]*(VLOOKUP([.$O$72];[.$O$57:.$R$60];4;0)/[.$P$63])))">
            <text:p/>
          </table:table-cell>
          <table:table-cell table:style-name="ce109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91" table:formula="of:=IF([.O59]=&quot;&quot;;&quot;&quot;;[.O59])" office:value-type="string" office:string-value="Fast Array" calcext:value-type="string">
            <text:p>Fast 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 office:value-type="float" office:value="50" calcext:value-type="float">
            <text:p>50</text:p>
          </table:table-cell>
          <table:table-cell table:style-name="ce103" office:value-type="float" office:value="194.3" calcext:value-type="float">
            <text:p>194.3</text:p>
          </table:table-cell>
          <table:table-cell table:style-name="ce103" table:number-columns-repeated="2"/>
          <table:table-cell table:style-name="ce109" table:formula="of:=IF([.R79]=&quot;&quot;;&quot;&quot;;AVERAGE([.R79:.T79])-([.$W$63]*(VLOOKUP([.$O$78];[.$O$57:.$R$60];4;0)/[.$P$63])))" office:value-type="float" office:value="193.7" calcext:value-type="float">
            <text:p>193.70</text:p>
          </table:table-cell>
          <table:table-cell table:style-name="ce109" table:formula="of:=IF([.U79]=&quot;&quot;;&quot;&quot;;[.U79]/(VLOOKUP([.$O$78];[.$O$57:.$R$60];4;0)/3600)/1000)" office:value-type="float" office:value="17.0078048780488" calcext:value-type="float">
            <text:p>17.01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22" table:number-columns-repeated="10"/>
          <table:table-cell table:style-name="ce76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 office:value-type="float" office:value="135" calcext:value-type="float">
            <text:p>135</text:p>
          </table:table-cell>
          <table:table-cell table:style-name="ce103" office:value-type="float" office:value="27.3" calcext:value-type="float">
            <text:p>27.3</text:p>
          </table:table-cell>
          <table:table-cell table:style-name="ce103" table:number-columns-repeated="2"/>
          <table:table-cell table:style-name="ce109" table:formula="of:=IF([.R80]=&quot;&quot;;&quot;&quot;;AVERAGE([.R80:.T80])-([.$W$63]*(VLOOKUP([.$O$78];[.$O$57:.$R$60];4;0)/[.$P$63])))" office:value-type="float" office:value="26.7" calcext:value-type="float">
            <text:p>26.70</text:p>
          </table:table-cell>
          <table:table-cell table:style-name="ce109" table:formula="of:=IF([.U80]=&quot;&quot;;&quot;&quot;;[.U80]/(VLOOKUP([.$O$78];[.$O$57:.$R$60];4;0)/3600)/1000)" office:value-type="float" office:value="2.34439024390244" calcext:value-type="float">
            <text:p>2.34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3" office:value-type="string" calcext:value-type="string">
            <text:p>Scatter Measurements</text:p>
          </table:table-cell>
          <table:table-cell table:style-name="ce32" table:number-columns-repeated="9"/>
          <table:table-cell table:style-name="ce77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 office:value-type="float" office:value="240" calcext:value-type="float">
            <text:p>240</text:p>
          </table:table-cell>
          <table:table-cell table:style-name="ce103" office:value-type="float" office:value="17.2" calcext:value-type="float">
            <text:p>17.2</text:p>
          </table:table-cell>
          <table:table-cell table:style-name="ce103" table:number-columns-repeated="2"/>
          <table:table-cell table:style-name="ce109" table:formula="of:=IF([.R81]=&quot;&quot;;&quot;&quot;;AVERAGE([.R81:.T81])-([.$W$63]*(VLOOKUP([.$O$78];[.$O$57:.$R$60];4;0)/[.$P$63])))" office:value-type="float" office:value="16.6" calcext:value-type="float">
            <text:p>16.60</text:p>
          </table:table-cell>
          <table:table-cell table:style-name="ce109" table:formula="of:=IF([.U81]=&quot;&quot;;&quot;&quot;;[.U81]/(VLOOKUP([.$O$78];[.$O$57:.$R$60];4;0)/3600)/1000)" office:value-type="float" office:value="1.45756097560976" calcext:value-type="float">
            <text:p>1.46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103" table:number-columns-repeated="3"/>
          <table:table-cell table:style-name="ce109" table:formula="of:=IF([.R82]=&quot;&quot;;&quot;&quot;;AVERAGE([.R82:.T82])-([.$W$63]*(VLOOKUP([.$O$78];[.$O$57:.$R$60];4;0)/[.$P$63])))">
            <text:p/>
          </table:table-cell>
          <table:table-cell table:style-name="ce109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/>
          <table:table-cell/>
          <table:table-cell table:style-name="ce33" table:formula="of:=IF([.O66]=&quot;&quot;;&quot;&quot;;[.O66])" office:value-type="string" office:string-value="Array" calcext:value-type="string">
            <text:p>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3"/>
          <table:table-cell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/>
          <table:table-cell table:number-columns-repeated="2"/>
          <table:table-cell table:style-name="ce31" table:formula="of:=IF([.P67]=&quot;&quot;;&quot;&quot;;[.P67])" office:value-type="string" office:string-value="Tableside" calcext:value-type="string">
            <text:p>Tableside</text:p>
          </table:table-cell>
          <table:table-cell table:style-name="ce31" table:formula="of:=IF([.Q67]=&quot;&quot;;&quot;&quot;;[.Q67])" office:value-type="float" office:value="50" calcext:value-type="float">
            <text:p>50</text:p>
          </table:table-cell>
          <table:table-cell table:style-name="ce31" table:formula="of:=IF([.U67]=&quot;&quot;;&quot;&quot;;[.U67])" office:value-type="float" office:value="368.6" calcext:value-type="float">
            <text:p>368.6</text:p>
          </table:table-cell>
          <table:table-cell table:style-name="ce47" table:formula="of:=IF([.V67]=&quot;&quot;;&quot;&quot;;[.V67])" office:value-type="float" office:value="16.1824390243902" calcext:value-type="float">
            <text:p>16.18</text:p>
          </table:table-cell>
          <table:table-cell table:number-columns-repeated="4"/>
          <table:table-cell table:style-name="ce75"/>
          <table:table-cell/>
          <table:table-cell table:style-name="ce91" table:formula="of:=IF([.O60]=&quot;&quot;;&quot;&quot;;[.O60])" office:value-type="string" office:string-value="Turbo" calcext:value-type="string">
            <text:p>Turbo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/>
          <table:table-cell table:number-columns-repeated="2"/>
          <table:table-cell table:style-name="ce31" table:formula="of:=IF([.P68]=&quot;&quot;;&quot;&quot;;[.P68])" office:value-type="string" office:string-value="Operator" calcext:value-type="string">
            <text:p>Operator</text:p>
          </table:table-cell>
          <table:table-cell table:style-name="ce31" table:formula="of:=IF([.Q68]=&quot;&quot;;&quot;&quot;;[.Q68])" office:value-type="float" office:value="135" calcext:value-type="float">
            <text:p>135</text:p>
          </table:table-cell>
          <table:table-cell table:style-name="ce31" table:formula="of:=IF([.U68]=&quot;&quot;;&quot;&quot;;[.U68])" office:value-type="float" office:value="52.8" calcext:value-type="float">
            <text:p>52.8</text:p>
          </table:table-cell>
          <table:table-cell table:style-name="ce47" table:formula="of:=IF([.V68]=&quot;&quot;;&quot;&quot;;[.V68])" office:value-type="float" office:value="2.3180487804878" calcext:value-type="float">
            <text:p>2.32</text:p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 office:value-type="float" office:value="50" calcext:value-type="float">
            <text:p>50</text:p>
          </table:table-cell>
          <table:table-cell table:style-name="ce103" office:value-type="float" office:value="136.7" calcext:value-type="float">
            <text:p>136.7</text:p>
          </table:table-cell>
          <table:table-cell table:style-name="ce103" table:number-columns-repeated="2"/>
          <table:table-cell table:style-name="ce109" table:formula="of:=IF([.R85]=&quot;&quot;;&quot;&quot;;AVERAGE([.R85:.T85])-([.$W$63]*(VLOOKUP([.$O$84];[.$O$57:.$R$60];4;0)/[.$P$63])))" office:value-type="float" office:value="136.480487804878" calcext:value-type="float">
            <text:p>136.48</text:p>
          </table:table-cell>
          <table:table-cell table:style-name="ce109" table:formula="of:=IF([.U85]=&quot;&quot;;&quot;&quot;;[.U85]/(VLOOKUP([.$O$84];[.$O$57:.$R$60];4;0)/3600)/1000)" office:value-type="float" office:value="32.7553170731707" calcext:value-type="float">
            <text:p>32.76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number-columns-repeated="2"/>
          <table:table-cell table:style-name="ce31" table:formula="of:=IF([.P69]=&quot;&quot;;&quot;&quot;;[.P69])" office:value-type="string" office:string-value="Door" calcext:value-type="string">
            <text:p>Door</text:p>
          </table:table-cell>
          <table:table-cell table:style-name="ce31" table:formula="of:=IF([.Q69]=&quot;&quot;;&quot;&quot;;[.Q69])" office:value-type="float" office:value="240" calcext:value-type="float">
            <text:p>240</text:p>
          </table:table-cell>
          <table:table-cell table:style-name="ce31" table:formula="of:=IF([.U69]=&quot;&quot;;&quot;&quot;;[.U69])" office:value-type="float" office:value="30.8" calcext:value-type="float">
            <text:p>30.8</text:p>
          </table:table-cell>
          <table:table-cell table:style-name="ce47" table:formula="of:=IF([.V69]=&quot;&quot;;&quot;&quot;;[.V69])" office:value-type="float" office:value="1.35219512195122" calcext:value-type="float">
            <text:p>1.35</text:p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 office:value-type="float" office:value="135" calcext:value-type="float">
            <text:p>135</text:p>
          </table:table-cell>
          <table:table-cell table:style-name="ce103" office:value-type="float" office:value="19.6" calcext:value-type="float">
            <text:p>19.6</text:p>
          </table:table-cell>
          <table:table-cell table:style-name="ce103" table:number-columns-repeated="2"/>
          <table:table-cell table:style-name="ce109" table:formula="of:=IF([.R86]=&quot;&quot;;&quot;&quot;;AVERAGE([.R86:.T86])-([.$W$63]*(VLOOKUP([.$O$84];[.$O$57:.$R$60];4;0)/[.$P$63])))" office:value-type="float" office:value="19.3804878048781" calcext:value-type="float">
            <text:p>19.38</text:p>
          </table:table-cell>
          <table:table-cell table:style-name="ce109" table:formula="of:=IF([.U86]=&quot;&quot;;&quot;&quot;;[.U86]/(VLOOKUP([.$O$84];[.$O$57:.$R$60];4;0)/3600)/1000)" office:value-type="float" office:value="4.65131707317073" calcext:value-type="float">
            <text:p>4.65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/>
          <table:table-cell table:number-columns-repeated="2"/>
          <table:table-cell table:style-name="ce31" table:formula="of:=IF([.P70]=&quot;&quot;;&quot;&quot;;[.P70])">
            <text:p/>
          </table:table-cell>
          <table:table-cell table:style-name="ce31" table:formula="of:=IF([.Q70]=&quot;&quot;;&quot;&quot;;[.Q70])">
            <text:p/>
          </table:table-cell>
          <table:table-cell table:style-name="ce31" table:formula="of:=IF([.U70]=&quot;&quot;;&quot;&quot;;[.U70])">
            <text:p/>
          </table:table-cell>
          <table:table-cell table:style-name="ce47" table:formula="of:=IF([.V70]=&quot;&quot;;&quot;&quot;;[.V70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 office:value-type="float" office:value="240" calcext:value-type="float">
            <text:p>240</text:p>
          </table:table-cell>
          <table:table-cell table:style-name="ce103" office:value-type="float" office:value="11.3" calcext:value-type="float">
            <text:p>11.3</text:p>
          </table:table-cell>
          <table:table-cell table:style-name="ce103" table:number-columns-repeated="2"/>
          <table:table-cell table:style-name="ce109" table:formula="of:=IF([.R87]=&quot;&quot;;&quot;&quot;;AVERAGE([.R87:.T87])-([.$W$63]*(VLOOKUP([.$O$84];[.$O$57:.$R$60];4;0)/[.$P$63])))" office:value-type="float" office:value="11.0804878048781" calcext:value-type="float">
            <text:p>11.08</text:p>
          </table:table-cell>
          <table:table-cell table:style-name="ce109" table:formula="of:=IF([.U87]=&quot;&quot;;&quot;&quot;;[.U87]/(VLOOKUP([.$O$84];[.$O$57:.$R$60];4;0)/3600)/1000)" office:value-type="float" office:value="2.65931707317073" calcext:value-type="float">
            <text:p>2.66</text:p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103" table:number-columns-repeated="3"/>
          <table:table-cell table:style-name="ce109" table:formula="of:=IF([.R88]=&quot;&quot;;&quot;&quot;;AVERAGE([.R88:.T88])-([.$W$63]*(VLOOKUP([.$O$84];[.$O$57:.$R$60];4;0)/[.$P$63])))">
            <text:p/>
          </table:table-cell>
          <table:table-cell table:style-name="ce109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/>
          <table:table-cell/>
          <table:table-cell table:style-name="ce33" table:formula="of:=IF([.O72]=&quot;&quot;;&quot;&quot;;[.O72])" office:value-type="string" office:string-value="High Def" calcext:value-type="string">
            <text:p>High Def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5"/>
          <table:table-cell table:style-name="ce22" table:number-columns-repeated="9"/>
          <table:table-cell table:style-name="ce117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/>
          <table:table-cell table:number-columns-repeated="2"/>
          <table:table-cell table:style-name="ce31" table:formula="of:=IF([.P73]=&quot;&quot;;&quot;&quot;;[.P73])" office:value-type="string" office:string-value="Tableside" calcext:value-type="string">
            <text:p>Tableside</text:p>
          </table:table-cell>
          <table:table-cell table:style-name="ce31" table:formula="of:=IF([.Q73]=&quot;&quot;;&quot;&quot;;[.Q73])" office:value-type="float" office:value="50" calcext:value-type="float">
            <text:p>50</text:p>
          </table:table-cell>
          <table:table-cell table:style-name="ce47" table:formula="of:=IF([.U73]=&quot;&quot;;&quot;&quot;;[.U73])" office:value-type="float" office:value="348.914634146341" calcext:value-type="float">
            <text:p>348.91</text:p>
          </table:table-cell>
          <table:table-cell table:style-name="ce47" table:formula="of:=IF([.V73]=&quot;&quot;;&quot;&quot;;[.V73])" office:value-type="float" office:value="7.7060900793057" calcext:value-type="float">
            <text:p>7.71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/>
          <table:table-cell table:number-columns-repeated="2"/>
          <table:table-cell table:style-name="ce31" table:formula="of:=IF([.P74]=&quot;&quot;;&quot;&quot;;[.P74])" office:value-type="string" office:string-value="Operator" calcext:value-type="string">
            <text:p>Operator</text:p>
          </table:table-cell>
          <table:table-cell table:style-name="ce31" table:formula="of:=IF([.Q74]=&quot;&quot;;&quot;&quot;;[.Q74])" office:value-type="float" office:value="135" calcext:value-type="float">
            <text:p>135</text:p>
          </table:table-cell>
          <table:table-cell table:style-name="ce47" table:formula="of:=IF([.U74]=&quot;&quot;;&quot;&quot;;[.U74])" office:value-type="float" office:value="51.1146341463415" calcext:value-type="float">
            <text:p>51.11</text:p>
          </table:table-cell>
          <table:table-cell table:style-name="ce47" table:formula="of:=IF([.V74]=&quot;&quot;;&quot;&quot;;[.V74])" office:value-type="float" office:value="1.12891216519527" calcext:value-type="float">
            <text:p>1.13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style-name="ce31" table:formula="of:=IF([.P75]=&quot;&quot;;&quot;&quot;;[.P75])" office:value-type="string" office:string-value="Door" calcext:value-type="string">
            <text:p>Door</text:p>
          </table:table-cell>
          <table:table-cell table:style-name="ce31" table:formula="of:=IF([.Q75]=&quot;&quot;;&quot;&quot;;[.Q75])" office:value-type="float" office:value="240" calcext:value-type="float">
            <text:p>240</text:p>
          </table:table-cell>
          <table:table-cell table:style-name="ce47" table:formula="of:=IF([.U75]=&quot;&quot;;&quot;&quot;;[.U75])" office:value-type="float" office:value="29.0146341463415" calcext:value-type="float">
            <text:p>29.01</text:p>
          </table:table-cell>
          <table:table-cell table:style-name="ce47" table:formula="of:=IF([.V75]=&quot;&quot;;&quot;&quot;;[.V75])" office:value-type="float" office:value="0.640814005686069" calcext:value-type="float">
            <text:p>0.64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0"/>
          <table:table-cell table:number-columns-repeated="2"/>
          <table:table-cell table:style-name="ce31" table:formula="of:=IF([.P76]=&quot;&quot;;&quot;&quot;;[.P76])">
            <text:p/>
          </table:table-cell>
          <table:table-cell table:style-name="ce31" table:formula="of:=IF([.Q76]=&quot;&quot;;&quot;&quot;;[.Q76])">
            <text:p/>
          </table:table-cell>
          <table:table-cell table:style-name="ce31" table:formula="of:=IF([.U76]=&quot;&quot;;&quot;&quot;;[.U76])">
            <text:p/>
          </table:table-cell>
          <table:table-cell table:style-name="ce47" table:formula="of:=IF([.V76]=&quot;&quot;;&quot;&quot;;[.V76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0"/>
          <table:table-cell/>
          <table:table-cell table:style-name="ce33" table:formula="of:=IF([.O78]=&quot;&quot;;&quot;&quot;;[.O78])" office:value-type="string" office:string-value="Fast Array" calcext:value-type="string">
            <text:p>Fast 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0"/>
          <table:table-cell table:number-columns-repeated="2"/>
          <table:table-cell table:style-name="ce31" table:formula="of:=IF([.P79]=&quot;&quot;;&quot;&quot;;[.P79])" office:value-type="string" office:string-value="Tableside" calcext:value-type="string">
            <text:p>Tableside</text:p>
          </table:table-cell>
          <table:table-cell table:style-name="ce31" table:formula="of:=IF([.Q79]=&quot;&quot;;&quot;&quot;;[.Q79])" office:value-type="float" office:value="50" calcext:value-type="float">
            <text:p>50</text:p>
          </table:table-cell>
          <table:table-cell table:style-name="ce47" table:formula="of:=IF([.U79]=&quot;&quot;;&quot;&quot;;[.U79])" office:value-type="float" office:value="193.7" calcext:value-type="float">
            <text:p>193.70</text:p>
          </table:table-cell>
          <table:table-cell table:style-name="ce47" table:formula="of:=IF([.V79]=&quot;&quot;;&quot;&quot;;[.V79])" office:value-type="float" office:value="17.0078048780488" calcext:value-type="float">
            <text:p>17.01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number-columns-repeated="2"/>
          <table:table-cell table:style-name="ce31" table:formula="of:=IF([.P80]=&quot;&quot;;&quot;&quot;;[.P80])" office:value-type="string" office:string-value="Operator" calcext:value-type="string">
            <text:p>Operator</text:p>
          </table:table-cell>
          <table:table-cell table:style-name="ce31" table:formula="of:=IF([.Q80]=&quot;&quot;;&quot;&quot;;[.Q80])" office:value-type="float" office:value="135" calcext:value-type="float">
            <text:p>135</text:p>
          </table:table-cell>
          <table:table-cell table:style-name="ce47" table:formula="of:=IF([.U80]=&quot;&quot;;&quot;&quot;;[.U80])" office:value-type="float" office:value="26.7" calcext:value-type="float">
            <text:p>26.70</text:p>
          </table:table-cell>
          <table:table-cell table:style-name="ce47" table:formula="of:=IF([.V80]=&quot;&quot;;&quot;&quot;;[.V80])" office:value-type="float" office:value="2.34439024390244" calcext:value-type="float">
            <text:p>2.34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0"/>
          <table:table-cell table:number-columns-repeated="2"/>
          <table:table-cell table:style-name="ce31" table:formula="of:=IF([.P81]=&quot;&quot;;&quot;&quot;;[.P81])" office:value-type="string" office:string-value="Door" calcext:value-type="string">
            <text:p>Door</text:p>
          </table:table-cell>
          <table:table-cell table:style-name="ce31" table:formula="of:=IF([.Q81]=&quot;&quot;;&quot;&quot;;[.Q81])" office:value-type="float" office:value="240" calcext:value-type="float">
            <text:p>240</text:p>
          </table:table-cell>
          <table:table-cell table:style-name="ce47" table:formula="of:=IF([.U81]=&quot;&quot;;&quot;&quot;;[.U81])" office:value-type="float" office:value="16.6" calcext:value-type="float">
            <text:p>16.60</text:p>
          </table:table-cell>
          <table:table-cell table:style-name="ce47" table:formula="of:=IF([.V81]=&quot;&quot;;&quot;&quot;;[.V81])" office:value-type="float" office:value="1.45756097560976" calcext:value-type="float">
            <text:p>1.46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0"/>
          <table:table-cell table:number-columns-repeated="2"/>
          <table:table-cell table:style-name="ce31" table:formula="of:=IF([.P82]=&quot;&quot;;&quot;&quot;;[.P82])">
            <text:p/>
          </table:table-cell>
          <table:table-cell table:style-name="ce31" table:formula="of:=IF([.Q82]=&quot;&quot;;&quot;&quot;;[.Q82])">
            <text:p/>
          </table:table-cell>
          <table:table-cell table:style-name="ce31" table:formula="of:=IF([.U82]=&quot;&quot;;&quot;&quot;;[.U82])">
            <text:p/>
          </table:table-cell>
          <table:table-cell table:style-name="ce47" table:formula="of:=IF([.V82]=&quot;&quot;;&quot;&quot;;[.V82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0"/>
          <table:table-cell/>
          <table:table-cell table:style-name="ce33" table:formula="of:=IF([.O84]=&quot;&quot;;&quot;&quot;;[.O84])" office:value-type="string" office:string-value="Turbo" calcext:value-type="string">
            <text:p>Turbo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0"/>
          <table:table-cell table:number-columns-repeated="2"/>
          <table:table-cell table:style-name="ce31" table:formula="of:=IF([.P85]=&quot;&quot;;&quot;&quot;;[.P85])" office:value-type="string" office:string-value="Tableside" calcext:value-type="string">
            <text:p>Tableside</text:p>
          </table:table-cell>
          <table:table-cell table:style-name="ce31" table:formula="of:=IF([.Q85]=&quot;&quot;;&quot;&quot;;[.Q85])" office:value-type="float" office:value="50" calcext:value-type="float">
            <text:p>50</text:p>
          </table:table-cell>
          <table:table-cell table:style-name="ce47" table:formula="of:=IF([.U85]=&quot;&quot;;&quot;&quot;;[.U85])" office:value-type="float" office:value="136.480487804878" calcext:value-type="float">
            <text:p>136.48</text:p>
          </table:table-cell>
          <table:table-cell table:style-name="ce47" table:formula="of:=IF([.V85]=&quot;&quot;;&quot;&quot;;[.V85])" office:value-type="float" office:value="32.7553170731707" calcext:value-type="float">
            <text:p>32.76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0"/>
          <table:table-cell table:number-columns-repeated="2"/>
          <table:table-cell table:style-name="ce31" table:formula="of:=IF([.P86]=&quot;&quot;;&quot;&quot;;[.P86])" office:value-type="string" office:string-value="Operator" calcext:value-type="string">
            <text:p>Operator</text:p>
          </table:table-cell>
          <table:table-cell table:style-name="ce31" table:formula="of:=IF([.Q86]=&quot;&quot;;&quot;&quot;;[.Q86])" office:value-type="float" office:value="135" calcext:value-type="float">
            <text:p>135</text:p>
          </table:table-cell>
          <table:table-cell table:style-name="ce47" table:formula="of:=IF([.U86]=&quot;&quot;;&quot;&quot;;[.U86])" office:value-type="float" office:value="19.3804878048781" calcext:value-type="float">
            <text:p>19.38</text:p>
          </table:table-cell>
          <table:table-cell table:style-name="ce47" table:formula="of:=IF([.V86]=&quot;&quot;;&quot;&quot;;[.V86])" office:value-type="float" office:value="4.65131707317073" calcext:value-type="float">
            <text:p>4.65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0"/>
          <table:table-cell table:number-columns-repeated="2"/>
          <table:table-cell table:style-name="ce31" table:formula="of:=IF([.P87]=&quot;&quot;;&quot;&quot;;[.P87])" office:value-type="string" office:string-value="Door" calcext:value-type="string">
            <text:p>Door</text:p>
          </table:table-cell>
          <table:table-cell table:style-name="ce31" table:formula="of:=IF([.Q87]=&quot;&quot;;&quot;&quot;;[.Q87])" office:value-type="float" office:value="240" calcext:value-type="float">
            <text:p>240</text:p>
          </table:table-cell>
          <table:table-cell table:style-name="ce47" table:formula="of:=IF([.U87]=&quot;&quot;;&quot;&quot;;[.U87])" office:value-type="float" office:value="11.0804878048781" calcext:value-type="float">
            <text:p>11.08</text:p>
          </table:table-cell>
          <table:table-cell table:style-name="ce47" table:formula="of:=IF([.V87]=&quot;&quot;;&quot;&quot;;[.V87])" office:value-type="float" office:value="2.65931707317073" calcext:value-type="float">
            <text:p>2.66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0"/>
          <table:table-cell table:number-columns-repeated="2"/>
          <table:table-cell table:style-name="ce31" table:formula="of:=IF([.P88]=&quot;&quot;;&quot;&quot;;[.P88])">
            <text:p/>
          </table:table-cell>
          <table:table-cell table:style-name="ce31" table:formula="of:=IF([.Q88]=&quot;&quot;;&quot;&quot;;[.Q88])">
            <text:p/>
          </table:table-cell>
          <table:table-cell table:style-name="ce31" table:formula="of:=IF([.U88]=&quot;&quot;;&quot;&quot;;[.U88])">
            <text:p/>
          </table:table-cell>
          <table:table-cell table:style-name="ce47" table:formula="of:=IF([.V88]=&quot;&quot;;&quot;&quot;;[.V88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3"/>
          <table:table-cell table:style-name="ce24" table:number-columns-repeated="10"/>
          <table:table-cell table:style-name="ce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7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&amp;&quot; Tube &quot;&amp;[.$W$48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8" number:min-integer-digits="1"/>
    </number:number-style>
    <number:number-style style:name="N15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number:text> $</number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9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27cm" fo:margin-right="1.27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5:48:22.070718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5-07-09T15:55:23.037338413</dc:date>
    <dc:creator>Eugene Mah</dc:creator>
    <meta:editing-duration>PT3H11M39S</meta:editing-duration>
    <meta:editing-cycles>19</meta:editing-cycles>
    <meta:generator>LibreOffice/4.3.7.2$Linux_X86_64 LibreOffice_project/430$Build-2</meta:generator>
    <meta:document-statistic meta:table-count="1" meta:cell-count="735" meta:object-count="0"/>
  </office:meta>
</office:document-meta>
</file>